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3.614cm" table:align="left"/>
    </style:style>
    <style:style style:name="Table1.A" style:family="table-column">
      <style:table-column-properties style:column-width="2.254cm"/>
    </style:style>
    <style:style style:name="Table1.B" style:family="table-column">
      <style:table-column-properties style:column-width="9.924cm"/>
    </style:style>
    <style:style style:name="Table1.C" style:family="table-column">
      <style:table-column-properties style:column-width="1.43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593cm" table:align="left"/>
    </style:style>
    <style:style style:name="Table2.A" style:family="table-column">
      <style:table-column-properties style:column-width="2.254cm"/>
    </style:style>
    <style:style style:name="Table2.B" style:family="table-column">
      <style:table-column-properties style:column-width="9.851cm"/>
    </style:style>
    <style:style style:name="Table2.C" style:family="table-column">
      <style:table-column-properties style:column-width="1.48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614cm" table:align="left"/>
    </style:style>
    <style:style style:name="Table3.A" style:family="table-column">
      <style:table-column-properties style:column-width="2.254cm"/>
    </style:style>
    <style:style style:name="Table3.B" style:family="table-column">
      <style:table-column-properties style:column-width="9.924cm"/>
    </style:style>
    <style:style style:name="Table3.C" style:family="table-column">
      <style:table-column-properties style:column-width="1.43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center" style:justify-single-word="false"/>
      <style:text-properties style:font-name="Liberation Serif" fo:font-size="12pt" officeooo:rsid="000b924f" officeooo:paragraph-rsid="000b924f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65cm" loext:contextual-spacing="false" style:line-height-at-least="0.714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line-height="120%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65cm" loext:contextual-spacing="false" style:line-height-at-least="0.714cm" fo:text-indent="0cm" style:auto-text-indent="false"/>
      <style:text-properties fo:color="#333333" style:font-name="Liberation Serif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265cm" loext:contextual-spacing="false" style:line-height-at-least="0.714cm" fo:text-indent="0cm" style:auto-text-indent="false"/>
      <style:text-properties style:font-name="Liberation Serif" fo:font-size="12pt" style:font-size-asian="12pt" style:font-size-complex="12pt"/>
    </style:style>
    <style:style style:name="P6" style:family="paragraph" style:parent-style-name="Heading_20_3">
      <style:paragraph-properties fo:margin-left="0cm" fo:margin-right="0cm" fo:margin-top="0cm" fo:margin-bottom="0.265cm" loext:contextual-spacing="false" style:line-height-at-least="0.714cm" fo:text-indent="0cm" style:auto-text-indent="false"/>
      <style:text-properties style:font-name="Liberation Serif" fo:font-size="12pt" style:font-size-asian="12pt" style:font-size-complex="12pt"/>
    </style:style>
    <style:style style:name="P7" style:family="paragraph" style:parent-style-name="Heading_20_3">
      <style:paragraph-properties fo:margin-left="0cm" fo:margin-right="0cm" fo:margin-top="0cm" fo:margin-bottom="0.132cm" loext:contextual-spacing="false" fo:line-height="110%" fo:text-indent="0cm" style:auto-text-indent="false"/>
      <style:text-properties fo:color="#333333" style:font-name="Liberation Serif" fo:font-size="12pt" style:font-size-asian="12pt" style:font-size-complex="12pt"/>
    </style:style>
    <style:style style:name="P8" style:family="paragraph" style:parent-style-name="Heading_20_3">
      <style:paragraph-properties fo:margin-left="0cm" fo:margin-right="0cm" fo:margin-top="0cm" fo:margin-bottom="0.132cm" loext:contextual-spacing="false" fo:line-height="110%" fo:text-indent="0cm" style:auto-text-indent="false"/>
      <style:text-properties fo:color="#333333" style:font-name="Liberation Serif" fo:font-size="12pt" officeooo:paragraph-rsid="0008c337" style:font-size-asian="12pt" style:font-size-complex="12pt"/>
    </style:style>
    <style:style style:name="P9" style:family="paragraph" style:parent-style-name="Heading_20_3">
      <style:paragraph-properties fo:margin-left="0cm" fo:margin-right="0cm" fo:margin-top="0cm" fo:margin-bottom="0.132cm" loext:contextual-spacing="false" fo:line-height="110%" fo:text-indent="0cm" style:auto-text-indent="false"/>
      <style:text-properties style:font-name="Liberation Serif" fo:font-size="12pt" style:font-size-asian="12pt" style:font-size-complex="12pt"/>
    </style:style>
    <style:style style:name="P10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background-color="#f5f5f5" fo:padding-left="0.238cm" fo:padding-right="1.191cm" fo:padding-top="0.238cm" fo:padding-bottom="0.238cm" fo:border="0.06pt solid #cccccc"/>
      <style:text-properties fo:color="#333333" style:font-name="Liberation Serif" fo:font-size="12pt" style:font-size-asian="12pt" style:font-size-complex="12pt"/>
    </style:style>
    <style:style style:name="P11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background-color="#f5f5f5" fo:padding-left="0.238cm" fo:padding-right="1.191cm" fo:padding-top="0.238cm" fo:padding-bottom="0.238cm" fo:border="0.06pt solid #cccccc"/>
      <style:text-properties fo:color="#333333" style:font-name="Liberation Serif" fo:font-size="12pt" officeooo:paragraph-rsid="0008c337" style:font-size-asian="12pt" style:font-size-complex="12pt"/>
    </style:style>
    <style:style style:name="P12" style:family="paragraph" style:parent-style-name="Preformatted_20_Text">
      <loext:graphic-properties draw:fill="solid" draw:fill-color="#f5f5f5" draw:opacity="100%"/>
      <style:paragraph-properties fo:margin-left="0.265cm" fo:margin-right="0.265cm" fo:margin-top="0.265cm" fo:margin-bottom="0.265cm" loext:contextual-spacing="false" fo:line-height="120%" fo:text-indent="0cm" style:auto-text-indent="false" fo:background-color="#f5f5f5" fo:padding-left="0.344cm" fo:padding-right="0.238cm" fo:padding-top="0.238cm" fo:padding-bottom="0.238cm" fo:border="0.06pt solid #cccccc"/>
    </style:style>
    <style:style style:name="P13" style:family="paragraph" style:parent-style-name="Preformatted_20_Text">
      <loext:graphic-properties draw:fill="solid" draw:fill-color="#f5f5f5" draw:opacity="100%"/>
      <style:paragraph-properties fo:margin-left="0.265cm" fo:margin-right="0.265cm" fo:margin-top="0.265cm" fo:margin-bottom="0.265cm" loext:contextual-spacing="false" fo:line-height="120%" fo:text-indent="0cm" style:auto-text-indent="false" fo:background-color="#f5f5f5" fo:padding-left="0.344cm" fo:padding-right="0.238cm" fo:padding-top="0.238cm" fo:padding-bottom="0.238cm" fo:border="0.06pt solid #cccccc"/>
      <style:text-properties officeooo:paragraph-rsid="0008c337"/>
    </style:style>
    <style:style style:name="P14" style:family="paragraph" style:parent-style-name="Horizontal_20_Line">
      <style:text-properties style:font-name="Liberation Serif" fo:font-size="12pt" style:font-size-asian="12pt" style:font-size-complex="12pt"/>
    </style:style>
    <style:style style:name="P15" style:family="paragraph" style:parent-style-name="Heading_20_3">
      <style:text-properties style:font-name="Liberation Serif" fo:font-size="12pt" style:font-size-asian="12pt" style:font-size-complex="12pt"/>
    </style:style>
    <style:style style:name="P16" style:family="paragraph" style:parent-style-name="Heading_20_3">
      <style:paragraph-properties fo:text-align="center" style:justify-single-word="false"/>
      <style:text-properties style:font-name="Liberation Serif" fo:font-size="12pt" officeooo:rsid="000b924f" officeooo:paragraph-rsid="000b924f" style:font-size-asian="12pt" style:font-size-complex="12pt"/>
    </style:style>
    <style:style style:name="P17" style:family="paragraph" style:parent-style-name="Standard">
      <style:text-properties style:font-name="Liberation Serif" fo:font-size="12pt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08730" officeooo:paragraph-rsid="00108730" style:font-size-asian="12pt" style:font-size-complex="12pt"/>
    </style:style>
    <style:style style:name="P19" style:family="paragraph" style:parent-style-name="Standard">
      <style:text-properties fo:color="#333333" style:font-name="Liberation Serif" fo:font-size="12pt" officeooo:rsid="00108730" officeooo:paragraph-rsid="00108730" style:font-size-asian="12pt" style:font-size-complex="12pt" loext:padding="0cm" loext:border="none"/>
    </style:style>
    <style:style style:name="P20" style:family="paragraph" style:parent-style-name="Text_20_body" style:list-style-name="L1">
      <style:paragraph-properties fo:margin-top="0cm" fo:margin-bottom="0cm" loext:contextual-spacing="false" fo:line-height="120%"/>
    </style:style>
    <style:style style:name="P21" style:family="paragraph" style:parent-style-name="Text_20_body" style:list-style-name="L2">
      <style:paragraph-properties fo:margin-top="0cm" fo:margin-bottom="0cm" loext:contextual-spacing="false" fo:line-height="120%"/>
    </style:style>
    <style:style style:name="P22" style:family="paragraph" style:parent-style-name="Text_20_body" style:list-style-name="L5">
      <style:paragraph-properties fo:margin-top="0cm" fo:margin-bottom="0cm" loext:contextual-spacing="false" fo:line-height="120%"/>
    </style:style>
    <style:style style:name="P23" style:family="paragraph" style:parent-style-name="Text_20_body" style:list-style-name="L8">
      <style:paragraph-properties fo:margin-top="0cm" fo:margin-bottom="0cm" loext:contextual-spacing="false" fo:line-height="120%"/>
    </style:style>
    <style:style style:name="P24" style:family="paragraph" style:parent-style-name="Text_20_body" style:list-style-name="L3">
      <style:paragraph-properties fo:margin-top="0cm" fo:margin-bottom="0.265cm" loext:contextual-spacing="false" fo:line-height="120%"/>
    </style:style>
    <style:style style:name="P25" style:family="paragraph" style:parent-style-name="Text_20_body" style:list-style-name="L4">
      <style:paragraph-properties fo:margin-top="0cm" fo:margin-bottom="0.265cm" loext:contextual-spacing="false" style:line-height-at-least="0.609cm"/>
      <style:text-properties style:font-name="Liberation Serif" fo:font-size="12pt" style:font-size-asian="12pt" style:font-size-complex="12pt"/>
    </style:style>
    <style:style style:name="P26" style:family="paragraph" style:parent-style-name="Text_20_body" style:list-style-name="L7">
      <style:paragraph-properties fo:margin-top="0cm" fo:margin-bottom="0.265cm" loext:contextual-spacing="false" style:line-height-at-least="0.609cm"/>
      <style:text-properties style:font-name="Liberation Serif" fo:font-size="12pt" style:font-size-asian="12pt" style:font-size-complex="12pt"/>
    </style:style>
    <style:style style:name="P27" style:family="paragraph" style:parent-style-name="Text_20_body" style:list-style-name="L6">
      <style:paragraph-properties fo:margin-left="0cm" fo:margin-right="0cm" fo:margin-top="0cm" fo:margin-bottom="0.265cm" loext:contextual-spacing="false" fo:line-height="120%" fo:text-indent="0cm" style:auto-text-indent="false"/>
    </style:style>
    <style:style style:name="P28" style:family="paragraph" style:parent-style-name="Text_20_body" style:list-style-name="L9">
      <style:paragraph-properties fo:margin-left="0cm" fo:margin-right="0cm" fo:margin-top="0cm" fo:margin-bottom="0.265cm" loext:contextual-spacing="false" fo:line-height="120%" fo:text-indent="0cm" style:auto-text-indent="false"/>
    </style:style>
    <style:style style:name="P29" style:family="paragraph" style:parent-style-name="Horizontal_20_Line">
      <style:text-properties fo:color="#333333" style:font-name="Liberation Serif" fo:font-size="12pt" officeooo:rsid="00108730" style:font-size-asian="12pt" style:font-size-complex="12pt" loext:padding="0cm" loext:border="none"/>
    </style:style>
    <style:style style:name="P30" style:family="paragraph" style:parent-style-name="Preformatted_20_Text">
      <style:text-properties officeooo:rsid="00108730" officeooo:paragraph-rsid="00108730"/>
    </style:style>
    <style:style style:name="P31" style:family="paragraph" style:parent-style-name="Preformatted_20_Text">
      <style:text-properties officeooo:rsid="0011f365" officeooo:paragraph-rsid="0011f365"/>
    </style:style>
    <style:style style:name="P32" style:family="paragraph" style:parent-style-name="Preformatted_20_Text">
      <style:paragraph-properties fo:margin-top="0cm" fo:margin-bottom="0.499cm" loext:contextual-spacing="false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rsid="00108730" officeooo:paragraph-rsid="00108730"/>
    </style:style>
    <style:style style:name="P34" style:family="paragraph" style:parent-style-name="Preformatted_20_Text">
      <style:paragraph-properties fo:margin-top="0cm" fo:margin-bottom="0.499cm" loext:contextual-spacing="false"/>
      <style:text-properties officeooo:rsid="0011f365" officeooo:paragraph-rsid="0011f365"/>
    </style:style>
    <style:style style:name="P35" style:family="paragraph" style:parent-style-name="Table_20_Contents">
      <style:text-properties fo:font-size="2pt" style:font-size-asian="2pt" style:font-size-complex="2pt"/>
    </style:style>
    <style:style style:name="P36" style:family="paragraph" style:parent-style-name="Table_20_Contents">
      <style:text-properties fo:font-size="2pt" officeooo:paragraph-rsid="00108730" style:font-size-asian="2pt" style:font-size-complex="2pt"/>
    </style:style>
    <style:style style:name="P37" style:family="paragraph" style:parent-style-name="Table_20_Contents">
      <style:text-properties officeooo:paragraph-rsid="00108730"/>
    </style:style>
    <style:style style:name="P38" style:family="paragraph" style:parent-style-name="Table_20_Contents">
      <style:text-properties officeooo:rsid="00108730" officeooo:paragraph-rsid="00108730"/>
    </style:style>
    <style:style style:name="T1" style:family="text">
      <style:text-properties fo:font-variant="normal" fo:text-transform="none" fo:color="#333333" style:font-name="Liberation Serif" fo:font-size="12pt" fo:font-style="italic" style:font-size-asian="12pt" style:font-size-complex="12pt"/>
    </style:style>
    <style:style style:name="T2" style:family="text">
      <style:text-properties fo:font-variant="normal" fo:text-transform="none" fo:color="#333333" style:font-name="Liberation Serif" fo:font-size="12pt" fo:font-style="normal" style:font-size-asian="12pt" style:font-size-complex="12pt"/>
    </style:style>
    <style:style style:name="T3" style:family="text">
      <style:text-properties fo:font-variant="normal" fo:text-transform="none" fo:color="#333333" style:text-position="super 58%" style:font-name="Liberation Serif" fo:font-size="12pt" fo:font-style="normal" style:font-size-asian="12pt" style:font-size-complex="12pt"/>
    </style:style>
    <style:style style:name="T4" style:family="text">
      <style:text-properties fo:font-variant="normal" fo:text-transform="none" style:font-name="Liberation Serif" fo:font-size="12pt" fo:font-style="italic" style:font-size-asian="12pt" style:font-size-complex="12pt"/>
    </style:style>
    <style:style style:name="T5" style:family="text">
      <style:text-properties fo:font-variant="normal" fo:text-transform="none" style:font-name="Liberation Serif" fo:font-size="12pt" fo:font-style="italic" officeooo:rsid="000b924f" style:font-size-asian="12pt" style:font-size-complex="12pt"/>
    </style:style>
    <style:style style:name="T6" style:family="text">
      <style:text-properties fo:font-variant="normal" fo:text-transform="none" style:font-name="Liberation Serif" fo:font-size="12pt" fo:font-style="normal" style:font-size-asian="12pt" style:font-size-complex="12pt"/>
    </style:style>
    <style:style style:name="T7" style:family="text">
      <style:text-properties fo:font-variant="normal" fo:text-transform="none" style:font-name="Liberation Serif" fo:font-size="12pt" style:font-size-asian="12pt" style:font-size-complex="12pt"/>
    </style:style>
    <style:style style:name="T8" style:family="text">
      <style:text-properties fo:font-variant="normal" fo:text-transform="none" style:text-position="sub 58%" style:font-name="Liberation Serif" fo:font-size="12pt" fo:font-style="italic" style:font-size-asian="12pt" style:font-size-complex="12pt"/>
    </style:style>
    <style:style style:name="T9" style:family="text">
      <style:text-properties fo:font-variant="normal" fo:text-transform="none" style:text-position="sub 58%" style:font-name="Liberation Serif" fo:font-size="12pt" fo:font-style="italic" officeooo:rsid="000b924f" style:font-size-asian="12pt" style:font-size-complex="12pt"/>
    </style:style>
    <style:style style:name="T10" style:family="text">
      <style:text-properties fo:font-variant="normal" fo:text-transform="none" style:text-position="sub 58%" style:font-name="Liberation Serif" fo:font-size="12pt" fo:font-style="normal" style:font-size-asian="12pt" style:font-size-complex="12pt"/>
    </style:style>
    <style:style style:name="T11" style:family="text">
      <style:text-properties fo:font-variant="normal" fo:text-transform="none" style:text-position="super 58%" style:font-name="Liberation Serif" fo:font-size="12pt" fo:font-style="normal" style:font-size-asian="12pt" style:font-size-complex="12pt"/>
    </style:style>
    <style:style style:name="T12" style:family="text">
      <style:text-properties officeooo:rsid="0008c337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fo:font-style="italic" style:font-size-asian="12pt" style:font-size-complex="12pt"/>
    </style:style>
    <style:style style:name="T15" style:family="text">
      <style:text-properties officeooo:rsid="000b924f"/>
    </style:style>
    <style:style style:name="T16" style:family="text">
      <style:text-properties officeooo:rsid="0011f365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Getting Started with Competitive Programming</text:h>
      <text:p text:style-name="P1">Problem Solving session – Week 2</text:p>
      <text:h text:style-name="P15" text:outline-level="3">Problem Statement <text:span text:style-name="T12">1</text:span></text:h>
      <text:p text:style-name="P2"><text:span text:style-name="T13">You have a set of </text:span><text:span text:style-name="Variable"><text:span text:style-name="T4">N </text:span></text:span><text:span text:style-name="T13">slips of different colors. The </text:span><text:span text:style-name="Variable"><text:span text:style-name="T4">i</text:span></text:span><text:span text:style-name="T13">-th slip has the number </text:span><text:span text:style-name="Variable"><text:span text:style-name="T4">Li</text:span></text:span><text:span text:style-name="Variable"><text:span text:style-name="T6"> </text:span></text:span><text:span text:style-name="T13">written on it.</text:span></text:p>
      <text:p text:style-name="P3"><text:span text:style-name="T13">Suppose we have a set S of three slips with the numbers </text:span><text:span text:style-name="Variable"><text:span text:style-name="T4">a</text:span></text:span><text:span text:style-name="T13">, </text:span><text:span text:style-name="Variable"><text:span text:style-name="T4">b</text:span></text:span><text:span text:style-name="T13">, and </text:span><text:span text:style-name="Variable"><text:span text:style-name="T4">c </text:span></text:span><text:span text:style-name="T13">written on it. This collection of slips S is called a </text:span><text:span text:style-name="T14">nice triplet </text:span><text:span text:style-name="T13">if the numbers satisfy all the following conditions:</text:span></text:p>
      <text:list xml:id="list2091694510" text:style-name="L1">
        <text:list-item>
          <text:p text:style-name="P20"><text:span text:style-name="Variable"><text:span text:style-name="T4">a</text:span></text:span><text:span text:style-name="Variable"><text:span text:style-name="T6">&lt;</text:span></text:span><text:span text:style-name="Variable"><text:span text:style-name="T4">b</text:span></text:span><text:span text:style-name="Variable"><text:span text:style-name="T6">+</text:span></text:span><text:span text:style-name="Variable"><text:span text:style-name="T4">c</text:span></text:span></text:p>
        </text:list-item>
      </text:list>
      <text:list xml:id="list2048227682" text:style-name="L2">
        <text:list-item>
          <text:p text:style-name="P21"><text:span text:style-name="Variable"><text:span text:style-name="T4">b</text:span></text:span><text:span text:style-name="Variable"><text:span text:style-name="T6">&lt;</text:span></text:span><text:span text:style-name="Variable"><text:span text:style-name="T4">c</text:span></text:span><text:span text:style-name="Variable"><text:span text:style-name="T6">+</text:span></text:span><text:span text:style-name="Variable"><text:span text:style-name="T4">a</text:span></text:span></text:p>
        </text:list-item>
      </text:list>
      <text:list xml:id="list3056909035" text:style-name="L3">
        <text:list-item>
          <text:p text:style-name="P24"><text:span text:style-name="Variable"><text:span text:style-name="T4">c</text:span></text:span><text:span text:style-name="Variable"><text:span text:style-name="T6">&lt;</text:span></text:span><text:span text:style-name="Variable"><text:span text:style-name="T4">a</text:span></text:span><text:span text:style-name="Variable"><text:span text:style-name="T6">+</text:span></text:span><text:span text:style-name="Variable"><text:span text:style-name="T4">b</text:span></text:span></text:p>
        </text:list-item>
      </text:list>
      <text:p text:style-name="P5">How many different nice triplets can be formed? Two collections of slips are considered different when there is a color that occurs in only one of them.</text:p>
      <text:h text:style-name="P6" text:outline-level="3">Constraints</text:h>
      <text:list xml:id="list1234873938" text:style-name="L4">
        <text:list-item>
          <text:p text:style-name="P25">All values in input are integers.</text:p>
        </text:list-item>
      </text:list>
      <text:list xml:id="list2968223117" text:style-name="L5">
        <text:list-item>
          <text:p text:style-name="P22"><text:span text:style-name="Variable"><text:span text:style-name="T6">3≤</text:span></text:span><text:span text:style-name="Variable"><text:span text:style-name="T4">N</text:span></text:span><text:span text:style-name="Variable"><text:span text:style-name="T6">≤2×10</text:span></text:span><text:span text:style-name="Variable"><text:span text:style-name="T11">3</text:span></text:span></text:p>
        </text:list-item>
      </text:list>
      <text:list xml:id="list4260916858" text:style-name="L6">
        <text:list-item>
          <text:p text:style-name="P27"><text:span text:style-name="Variable"><text:span text:style-name="T2">1≤</text:span></text:span><text:span text:style-name="Variable"><text:span text:style-name="T1">Li</text:span></text:span><text:span text:style-name="Variable"><text:span text:style-name="T2">≤10</text:span></text:span><text:span text:style-name="Variable"><text:span text:style-name="T3">3</text:span></text:span></text:p>
        </text:list-item>
      </text:list>
      <text:h text:style-name="P7" text:outline-level="3">Input</text:h>
      <text:p text:style-name="P4">Input is given from Standard Input in the following format:</text:p>
      <text:p text:style-name="P13"><text:span text:style-name="Variable"><text:span text:style-name="T4">N </text:span></text:span></text:p>
      <text:p text:style-name="P13"><text:span text:style-name="Variable"><text:span text:style-name="T4">L</text:span></text:span><text:span text:style-name="Variable"><text:span text:style-name="T6">1, </text:span></text:span><text:span text:style-name="Variable"><text:span text:style-name="T4">L</text:span></text:span><text:span text:style-name="Variable"><text:span text:style-name="T6">2,</text:span></text:span><text:span text:style-name="T13"> </text:span><text:span text:style-name="Variable"><text:span text:style-name="T6">...</text:span></text:span><text:span text:style-name="T13"> </text:span><text:span text:style-name="Variable"><text:span text:style-name="T1">LN</text:span></text:span></text:p>
      <text:h text:style-name="P7" text:outline-level="3">Constraints</text:h>
      <text:p text:style-name="P4">Print the number of different triangles that can be formed.</text:p>
      <text:h text:style-name="P8" text:outline-level="3">Sample Input 1<text:bookmark text:name="pre-sample6"/></text:h>
      <text:p text:style-name="P11">4</text:p>
      <text:p text:style-name="P10">3 4 2 1</text:p>
      <text:h text:style-name="P7" text:outline-level="3">Sample Output 1<text:bookmark text:name="pre-sample7"/></text:h>
      <text:p text:style-name="P11">1</text:p>
      <text:p text:style-name="P4">Only one nice triplet can be formed using the first, second, and third slips.</text:p>
      <text:p text:style-name="P5"/>
      <text:p text:style-name="P17"/>
      <text:p text:style-name="P18"><text:soft-page-break/>Sample test cases: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Output</text:p>
          </table:table-cell>
        </table:table-row>
        <table:table-row>
          <table:table-cell table:style-name="Table1.A1" office:value-type="string">
            <text:p text:style-name="Table_20_Contents">Test Case 1 </text:p>
          </table:table-cell>
          <table:table-cell table:style-name="Table1.A1" office:value-type="string">
            <text:p text:style-name="Preformatted_20_Text">16</text:p>
            <text:p text:style-name="P32">1 13 987 144 34 21 610 233 55 2 89 3 377 1 8 5</text:p>
          </table:table-cell>
          <table:table-cell table:style-name="Table1.A1" office:value-type="string">
            <text:p text:style-name="P32">0</text:p>
          </table:table-cell>
        </table:table-row>
        <table:table-row>
          <table:table-cell table:style-name="Table1.A1" office:value-type="string">
            <text:p text:style-name="Table_20_Contents">Test Case 2 </text:p>
          </table:table-cell>
          <table:table-cell table:style-name="Table1.A1" office:value-type="string">
            <text:p text:style-name="Preformatted_20_Text">3</text:p>
            <text:p text:style-name="P32">4 2 3</text:p>
          </table:table-cell>
          <table:table-cell table:style-name="Table1.A1" office:value-type="string">
            <text:p text:style-name="P32">1</text:p>
          </table:table-cell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Test Case 4 </text:p>
          </table:table-cell>
          <table:table-cell table:style-name="Table2.A1" office:value-type="string">
            <text:p text:style-name="Preformatted_20_Text">6</text:p>
            <text:p text:style-name="P32">637 493 886 16 289 242</text:p>
          </table:table-cell>
          <table:table-cell table:style-name="Table2.A1" office:value-type="string">
            <text:p text:style-name="P32">5</text:p>
          </table:table-cell>
        </table:table-row>
        <table:table-row>
          <table:table-cell table:style-name="Table2.A1" office:value-type="string">
            <text:p text:style-name="Table_20_Contents">Test Case 5 </text:p>
          </table:table-cell>
          <table:table-cell table:style-name="Table2.A1" office:value-type="string">
            <text:p text:style-name="Preformatted_20_Text">4</text:p>
            <text:p text:style-name="P32">3 4 2 1</text:p>
          </table:table-cell>
          <table:table-cell table:style-name="Table2.A1" office:value-type="string">
            <text:p text:style-name="P32">1</text:p>
          </table:table-cell>
        </table:table-row>
        <table:table-row>
          <table:table-cell table:style-name="Table2.A1" office:value-type="string">
            <text:p text:style-name="Table_20_Contents">Test Case 6 </text:p>
          </table:table-cell>
          <table:table-cell table:style-name="Table2.A1" office:value-type="string">
            <text:p text:style-name="Preformatted_20_Text">3</text:p>
            <text:p text:style-name="P32">1 1000 1</text:p>
          </table:table-cell>
          <table:table-cell table:style-name="Table2.A1" office:value-type="string">
            <text:p text:style-name="P32">0</text:p>
          </table:table-cell>
        </table:table-row>
        <table:table-row>
          <table:table-cell table:style-name="Table2.A1" office:value-type="string">
            <text:p text:style-name="Table_20_Contents">Test Case 7 </text:p>
          </table:table-cell>
          <table:table-cell table:style-name="Table2.A1" office:value-type="string">
            <text:p text:style-name="Preformatted_20_Text">7</text:p>
            <text:p text:style-name="P32">218 786 704 233 645 728 389</text:p>
          </table:table-cell>
          <table:table-cell table:style-name="Table2.A1" office:value-type="string">
            <text:p text:style-name="P32">23</text:p>
          </table:table-cell>
        </table:table-row>
      </table:table>
      <text:p text:style-name="P18"/>
      <text:p text:style-name="P18"/>
      <text:h text:style-name="P15" text:outline-level="3">Problem Statement <text:span text:style-name="T15">2</text:span></text:h>
      <text:p text:style-name="P2"><text:span text:style-name="T13">You have decided to join a local study group for this NPTEL course. You are going to be visiting </text:span><text:span text:style-name="Variable"><text:span text:style-name="T4">N</text:span></text:span><text:span text:style-name="Variable"><text:span text:style-name="T6">−1 </text:span></text:span><text:span text:style-name="T13">fellow learners who happen to be there. These </text:span><text:span text:style-name="Variable"><text:span text:style-name="T4">N </text:span></text:span><text:span text:style-name="T13">learners, including you, are numbered </text:span><text:span text:style-name="Variable"><text:span text:style-name="T6">1 </text:span></text:span><text:span text:style-name="T13">through </text:span><text:span text:style-name="Variable"><text:span text:style-name="T4">N</text:span></text:span><text:span text:style-name="T13">, and the </text:span><text:span text:style-name="Strong_20_Emphasis"><text:span text:style-name="T13">amicability </text:span></text:span><text:span text:style-name="T13">of learner </text:span><text:span text:style-name="Variable"><text:span text:style-name="T4">i </text:span></text:span><text:span text:style-name="T13">is </text:span><text:span text:style-name="Variable"><text:span text:style-name="T4">A</text:span></text:span><text:span text:style-name="Variable"><text:span text:style-name="T8">i</text:span></text:span><text:span text:style-name="T13">.</text:span></text:p>
      <text:p text:style-name="P2"><text:span text:style-name="T13">The </text:span><text:span text:style-name="Variable"><text:span text:style-name="T4">N </text:span></text:span><text:span text:style-name="T13">learners will arrive at the place one by one in some order. To make sure nobody gets lost, you have set the following rule: learners who have already arrived there should form a circle, and a learner who has just arrived there should cut into the circle somewhere.</text:span></text:p>
      <text:p text:style-name="P2"><text:span text:style-name="T13">When each learner, except the first one to arrive, arrives at the place, the learner gets </text:span><text:span text:style-name="Strong_20_Emphasis"><text:span text:style-name="T13">good vibes </text:span></text:span><text:span text:style-name="T13">equal to the smaller of the </text:span><text:span text:style-name="Strong_20_Emphasis"><text:span text:style-name="T13">amicability </text:span></text:span><text:span text:style-name="T13">of the clockwise adjacent learner and that of the counter-clockwise adjacent learner. The first learner to arrive gets </text:span><text:span text:style-name="Variable"><text:span text:style-name="T6">0 </text:span></text:span><text:span text:style-name="T13">good vibes.</text:span></text:p>
      <text:p text:style-name="P2"><text:span text:style-name="T13">What is the maximum total good vibes that the </text:span><text:span text:style-name="Variable"><text:span text:style-name="T4">N </text:span></text:span><text:span text:style-name="T13">learners can get by optimally choosing the order of arrivals and the positions in the circle to cut into?</text:span></text:p>
      <text:h text:style-name="P9" text:outline-level="3">Constraints</text:h>
      <text:list xml:id="list856428693" text:style-name="L7">
        <text:list-item>
          <text:p text:style-name="P26">All values in input are integers.</text:p>
        </text:list-item>
      </text:list>
      <text:list xml:id="list110423376" text:style-name="L8">
        <text:list-item>
          <text:p text:style-name="P23"><text:span text:style-name="Variable"><text:span text:style-name="T6">2≤</text:span></text:span><text:span text:style-name="Variable"><text:span text:style-name="T4">N</text:span></text:span><text:span text:style-name="Variable"><text:span text:style-name="T6">≤2×10</text:span></text:span><text:span text:style-name="Variable"><text:span text:style-name="T11">5</text:span></text:span></text:p>
        </text:list-item>
      </text:list>
      <text:list xml:id="list1366200651" text:style-name="L9">
        <text:list-item>
          <text:p text:style-name="P28"><text:span text:style-name="Variable"><text:span text:style-name="T6">1≤</text:span></text:span><text:span text:style-name="Variable"><text:span text:style-name="T4">A</text:span></text:span><text:span text:style-name="Variable"><text:span text:style-name="T8">i</text:span></text:span><text:span text:style-name="Variable"><text:span text:style-name="T6">≤10</text:span></text:span><text:span text:style-name="Variable"><text:span text:style-name="T11">9</text:span></text:span></text:p>
        </text:list-item>
      </text:list>
      <text:p text:style-name="P14"/>
      <text:h text:style-name="P9" text:outline-level="3"><text:soft-page-break/>Input</text:h>
      <text:p text:style-name="P5">Input is given from Standard Input in the following format:</text:p>
      <text:p text:style-name="P12"><text:span text:style-name="Variable"><text:span text:style-name="T4">N A</text:span></text:span><text:span text:style-name="Variable"><text:span text:style-name="T10">1</text:span></text:span><text:span text:style-name="Variable"><text:span text:style-name="T6">,</text:span></text:span><text:span text:style-name="T13"> </text:span><text:span text:style-name="Variable"><text:span text:style-name="T4">A</text:span></text:span><text:span text:style-name="Variable"><text:span text:style-name="T10">2</text:span></text:span><text:span text:style-name="Variable"><text:span text:style-name="T6">,</text:span></text:span><text:span text:style-name="Variable"><text:span text:style-name="T7">…</text:span></text:span><text:span text:style-name="Variable"><text:span text:style-name="T5">A</text:span></text:span><text:span text:style-name="Variable"><text:span text:style-name="T9">N</text:span></text:span></text:p>
      <text:h text:style-name="P9" text:outline-level="3">Output</text:h>
      <text:p text:style-name="P2"><text:span text:style-name="T13">Print the maximum total good vibes the </text:span><text:span text:style-name="Variable"><text:span text:style-name="T4">N </text:span></text:span><text:span text:style-name="T13">learners can get.</text:span></text:p>
      <text:p text:style-name="P29"/>
      <text:p text:style-name="P18">Sample test cases: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7">Input</text:p>
          </table:table-cell>
          <table:table-cell table:style-name="Table3.A1" office:value-type="string">
            <text:p text:style-name="P37">Output</text:p>
          </table:table-cell>
        </table:table-row>
        <table:table-row>
          <table:table-cell table:style-name="Table3.A1" office:value-type="string">
            <text:p text:style-name="P37">Test Case 1 </text:p>
          </table:table-cell>
          <table:table-cell table:style-name="Table3.A1" office:value-type="string">
            <text:p text:style-name="P30">4</text:p>
            <text:p text:style-name="P30">2 2 1 3</text:p>
          </table:table-cell>
          <table:table-cell table:style-name="Table3.A1" office:value-type="string">
            <text:p text:style-name="P33">7</text:p>
          </table:table-cell>
        </table:table-row>
        <table:table-row>
          <table:table-cell table:style-name="Table3.A1" office:value-type="string">
            <text:p text:style-name="P37">Test Case 2 </text:p>
          </table:table-cell>
          <table:table-cell table:style-name="Table3.A1" office:value-type="string">
            <text:p text:style-name="P30">7 </text:p>
            <text:p text:style-name="P30">1 1 1 1 1 1 1 </text:p>
          </table:table-cell>
          <table:table-cell table:style-name="Table3.A1" office:value-type="string">
            <text:p text:style-name="P33">6</text:p>
          </table:table-cell>
        </table:table-row>
        <table:table-row>
          <table:table-cell table:style-name="Table3.A1" office:value-type="string">
            <text:p text:style-name="P38">Test Case 3</text:p>
          </table:table-cell>
          <table:table-cell table:style-name="Table3.A1" office:value-type="string">
            <text:p text:style-name="P30">6</text:p>
            <text:p text:style-name="P30"><text:span text:style-name="T16">3</text:span> 6 <text:span text:style-name="T16">4</text:span> <text:span text:style-name="T16">5</text:span> 4 <text:span text:style-name="T16">7</text:span> </text:p>
          </table:table-cell>
          <table:table-cell table:style-name="Table3.A1" office:value-type="string">
            <text:p text:style-name="P33">29</text:p>
          </table:table-cell>
        </table:table-row>
        <table:table-row>
          <table:table-cell table:style-name="Table3.A1" office:value-type="string">
            <text:p text:style-name="P38">Test Case 4</text:p>
          </table:table-cell>
          <table:table-cell table:style-name="Table3.A1" office:value-type="string">
            <text:p text:style-name="P31">10</text:p>
            <text:p text:style-name="P31">8 6 10 3 8 5 2 5 1 1</text:p>
          </table:table-cell>
          <table:table-cell table:style-name="Table3.A1" office:value-type="string">
            <text:p text:style-name="P34">64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11:27:26.019814661</meta:creation-date>
    <dc:date>2022-08-05T22:55:52.882068544</dc:date>
    <meta:editing-duration>PT4H58M38S</meta:editing-duration>
    <meta:editing-cycles>6</meta:editing-cycles>
    <meta:generator>LibreOffice/6.0.7.3$Linux_X86_64 LibreOffice_project/00m0$Build-3</meta:generator>
    <meta:document-statistic meta:table-count="3" meta:image-count="0" meta:object-count="0" meta:page-count="3" meta:paragraph-count="85" meta:word-count="505" meta:character-count="2402" meta:non-whitespace-character-count="1978"/>
  </office:meta>
</office:document-meta>
</file>